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DejaVu Sans Mono" fo:font-size="24pt" fo:font-weight="bold" officeooo:rsid="001d1039" officeooo:paragraph-rsid="001d1039" style:font-size-asian="24pt" style:font-size-complex="24pt"/>
    </style:style>
    <style:style style:name="P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color="#000000" style:font-name="DejaVu Sans Mono" fo:font-size="11pt" fo:font-weight="bold" officeooo:rsid="001f9cb4" officeooo:paragraph-rsid="001d1039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fo:font-weight="bold" officeooo:paragraph-rsid="002914c1" style:font-weight-asian="bold" style:font-weight-complex="bold"/>
    </style:style>
    <style:style style:name="P5" style:family="paragraph" style:parent-style-name="Preformatted_20_Text">
      <style:paragraph-properties fo:margin-left="2.501cm" fo:margin-right="0cm" fo:text-indent="0cm" style:auto-text-indent="false"/>
      <style:text-properties fo:font-weight="bold" officeooo:rsid="002914c1" officeooo:paragraph-rsid="002914c1" style:font-weight-asian="bold" style:font-weight-complex="bold"/>
    </style:style>
    <style:style style:name="P6" style:family="paragraph" style:parent-style-name="Preformatted_20_Text">
      <style:paragraph-properties fo:margin-left="2.501cm" fo:margin-right="0cm" fo:margin-top="0cm" fo:margin-bottom="0.499cm" loext:contextual-spacing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officeooo:paragraph-rsid="002914c1"/>
    </style:style>
    <style:style style:name="T1" style:family="text">
      <style:text-properties fo:color="#000000" style:font-name="DejaVu Sans Mono" fo:font-size="10pt" fo:font-weight="normal" officeooo:rsid="001d1039" style:font-size-asian="10pt" style:font-weight-asian="normal" style:font-size-complex="10pt" style:font-weight-complex="normal"/>
    </style:style>
    <style:style style:name="T2" style:family="text">
      <style:text-properties fo:color="#000000" style:font-name="DejaVu Sans Mono" fo:font-size="10pt" fo:font-weight="normal" officeooo:rsid="002914c1" style:font-size-asian="10pt" style:font-weight-asian="normal" style:font-size-complex="10pt" style:font-weight-complex="normal"/>
    </style:style>
    <style:style style:name="T3" style:family="text">
      <style:text-properties fo:color="#000000" style:font-name="DejaVu Sans Mono" fo:font-size="10pt" fo:font-weight="normal" officeooo:rsid="0029edb6" style:font-size-asian="10pt" style:font-weight-asian="normal" style:font-size-complex="10pt" style:font-weight-complex="normal"/>
    </style:style>
    <style:style style:name="T4" style:family="text">
      <style:text-properties officeooo:rsid="002914c1"/>
    </style:style>
    <style:style style:name="T5" style:family="text">
      <style:text-properties fo:font-size="10pt" fo:font-weight="normal" officeooo:rsid="002914c1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höre </text:span><text:line-break/><text:span text:style-name="T5">Mark Forster 2016</text:span></text:p>
      <text:p text:style-name="P7"><text:span text:style-name="T1">I</text:span><text:span text:style-name="T2">ntro fism<text:tab/><text:tab/><text:tab/><text:tab/><text:tab/><text:tab/><text:tab/><text:tab/><text:tab/></text:span><text:span text:style-name="T3">130</text:span></text:p>
      <text:p text:style-name="Preformatted_20_Text"/>
      <text:p text:style-name="Preformatted_20_Text">Warum machst du dir nen Kopf, Wovor hast du Schiss?</text:p>
      <text:p text:style-name="Preformatted_20_Text">Was gibt's da zu grübeln, Was hast du gegen dich</text:p>
      <text:p text:style-name="Preformatted_20_Text">Ich versteh dich nicht.</text:p>
      <text:p text:style-name="Preformatted_20_Text">Immer siehst du schwarz, Und bremst dich damit aus,</text:p>
      <text:p text:style-name="Preformatted_20_Text">Nichts ist gut genug, Du haust dich selber raus.</text:p>
      <text:p text:style-name="Preformatted_20_Text">Wann hörst du damit auf.</text:p>
      <text:p text:style-name="Preformatted_20_Text"/>
      <text:p text:style-name="P3"><text:span text:style-name="T4">D</text:span> <text:s text:c="30"/><text:span text:style-name="T4">hm</text:span></text:p>
      <text:p text:style-name="P3"><text:s text:c="2"/>Wie ich dich seh ist für dich unbegreiflich,</text:p>
      <text:p text:style-name="P3"><text:s/><text:span text:style-name="T4">E</text:span></text:p>
      <text:p text:style-name="P3">Komm ich zeig's dir. <text:s text:c="7"/></text:p>
      <text:p text:style-name="P3">Ich lass Konfetti für dich regnen, Ich schütt dich damit zu,</text:p>
      <text:p text:style-name="P3">Ruf deinen Namen aus allen Boxen,</text:p>
      <text:p text:style-name="P3">Der beste Mensch bist du, Ich roll den roten Teppich aus,</text:p>
      <text:p text:style-name="P3">Durch die Stadt bis vor dein Haus, Du bist das Ding für mich,</text:p>
      <text:p text:style-name="P3"><text:s text:c="3"/>Und die Chöre singen für dich. Ohohohohohohoho</text:p>
      <text:p text:style-name="P3">Und die Chöre singen für dich. <text:s text:c="3"/>Ohohohohohohoho <text:s text:c="7"/></text:p>
      <text:p text:style-name="P4">Und die Chöre singen für dich. <text:s text:c="3"/>Ohohohohohohoho <text:s text:c="3"/></text:p>
      <text:p text:style-name="P4">Ohohohohohohoho</text:p>
      <text:p text:style-name="P3"/>
      <text:p text:style-name="Preformatted_20_Text"/>
      <text:p text:style-name="Preformatted_20_Text"><text:s text:c="2"/>Hör auf dich zu wehren, Das macht doch keinen Sinn.</text:p>
      <text:p text:style-name="Preformatted_20_Text">Du hast da noch Konfetti, In der Falte auf der Stirn.</text:p>
      <text:p text:style-name="Preformatted_20_Text">Warum willst du nicht kapieren.</text:p>
      <text:p text:style-name="Preformatted_20_Text"><text:s text:c="2"/>Komm mal raus aus deiner Deckung, Ich seh schon wie es blitzt,</text:p>
      <text:p text:style-name="Preformatted_20_Text">Lass es mich kurz sehen, Hab fast vergessen wie das ist.</text:p>
      <text:p text:style-name="Preformatted_20_Text">Du mit Lächeln im Gesicht.</text:p>
      <text:p text:style-name="Preformatted_20_Text"/>
      <text:p text:style-name="P5">Chorus</text:p>
      <text:p text:style-name="P3"><text:s text:c="2"/></text:p>
      <text:p text:style-name="P3">Und die Chöre singen für dich. <text:s text:c="3"/>Ohohohohohohoho <text:s text:c="4"/></text:p>
      <text:p text:style-name="P3">Und die Trompeten spielen für dich. <text:s/>Ohohohohohohoho <text:s text:c="3"/></text:p>
      <text:p text:style-name="P3">Und die Trommeln klingen für dich. <text:s text:c="2"/>Ohohohohohohoho <text:s text:c="2"/></text:p>
      <text:p text:style-name="P3">Und die Chöre singen für dich. <text:s text:c="3"/></text:p>
      <text:p text:style-name="P3">Ohohohohohohoho <text:s text:c="4"/>Ohohohohohohoho</text:p>
      <text:p text:style-name="P6">Ohohohohohohoh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8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12-22T19:28:35.994103760</meta:creation-date>
    <dc:date>2017-12-07T18:57:16.012988933</dc:date>
    <dc:creator>benutzer </dc:creator>
    <meta:editing-duration>PT34M5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17" meta:character-count="1326" meta:non-whitespace-character-count="1039"/>
  </office:meta>
</office:document-meta>
</file>